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iloveimg.com/crop-image" text:style-name="Internet_20_link" text:visited-style-name="Visited_20_Internet_20_Link">https://www.iloveimg.com/crop-image</text:a></text:p>
      <text:p text:style-name="Standard"/>
      <text:p text:style-name="Standard"><text:a xlink:type="simple" xlink:href="https://svgtopng.com/" text:style-name="Internet_20_link" text:visited-style-name="Visited_20_Internet_20_Link">https://svgtopng.com/</text:a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15:48:01.161485952</meta:creation-date>
    <dc:date>2021-03-31T15:50:37.088745199</dc:date>
    <meta:editing-duration>PT2M36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" meta:word-count="2" meta:character-count="56" meta:non-whitespace-character-count="56"/>
  </office:meta>
</office:document-meta>
</file>